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71bb" officeooo:paragraph-rsid="000071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/14/2020</text:p>
      <text:p text:style-name="P1">Started the project. <text:s/>Learning Githu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01:27:24.372000000</meta:creation-date>
    <dc:date>2020-05-14T01:28:39.837000000</dc:date>
    <meta:editing-duration>PT1M16S</meta:editing-duration>
    <meta:editing-cycles>1</meta:editing-cycles>
    <meta:document-statistic meta:table-count="0" meta:image-count="0" meta:object-count="0" meta:page-count="1" meta:paragraph-count="2" meta:word-count="6" meta:character-count="47" meta:non-whitespace-character-count="42"/>
    <meta:generator>LibreOffice/6.3.4.2$Windows_X86_64 LibreOffice_project/60da17e045e08f1793c57c00ba83cdfce946d0aa</meta:generator>
  </office:meta>
</office:document-meta>
</file>